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a funeral oration/ [Hebrew]/</text:p>
      <text:p text:style-name="P6">A sad office is that which a minister of religion, must, on an occasion/ like the present, necessarily perform. <text:s/>And I, my sympathising friends,/ do feel it as such. <text:s/>Yet, I shrink not from the melancholy duty. <text:s/>For, if/ it is incumbent on every Israelite to afford the dead an honorable burial, he/ that has devoted his life to <text:span text:style-name="T2">religion</text:span><text:span text:style-name="T3"> the service of God, should accompany man's mortal re-/-mains to their final home, amid the solemnity of prayer./</text:span></text:p>
      <text:p text:style-name="P6"><text:span text:style-name="T3">But the funeral rite, always mournful, fills my hear this day with/ poignant grief. <text:s/>O Noble youth! <text:s/>How soon the silvery cord that bound/ thee with a world promising happiness, was cut asunder! <text:s/>And/ with thee, what glowing anticipations, what joyous hopes are laid into the/ silent grave! <text:s/>Aye: Bot the son and his loving parents, stretching/ their vision as far as human eye can </text:span><text:span text:style-name="T2">see</text:span><text:span text:style-name="T3"> reach, beheld a future upon earth serenely bright./ <text:s/>Marcus Steppacher had scarcely attained his fourteenth year, and his/ mental development seemed to keep pace with his physical growth./ <text:s/>For, comely he was, of graceful appearance, of manly form; and/ his address bespoke him a gentleman, his studious habits betokened/ his refined task. <text:s/>But that which I discovered and delighted in, is the/ disposition of that goodly youth to piety. <text:s/>Ten months ago he had/ stood before the Congregation, and avowed his intention to become a/ steadfast adherent to the law he read in public. <text:s/>But different/</text:span></text:p>
      <text:p text:style-name="P6"><text:span text:style-name="T3"/></text:p>
      <text:p text:style-name="P6"><text:span text:style-name="T3">[Page 2]</text:span></text:p>
      <text:p text:style-name="P6"><text:span text:style-name="T3">from many of his coevals, to whom that ceremony conveys no meaning,/ he </text:span><text:span text:style-name="T2">seemed</text:span><text:span text:style-name="T3"> appeared to have been fully impressed with its importance. <text:s/>From/ the Sabbath he completed his religious majority, he </text:span><text:soft-page-break/><text:span text:style-name="T3">attended the worship/ with commendable regularity. <text:s/>His decorous demeanour in the house/ of God might well be offered to others as a model. <text:s/>Was I then/ too sanguine, when I, prospectively, judged him a faithful son/ of Israel? <text:s/>An ornament to the community of his brethren? <text:s/>Has/ not the wisest of men written that "even a child maketh it known/ by his doings, whether his work will be pure, and whether it will/ be right? <text:s/>And is parents; did they lack sound foundations,/ when they built upon the character of their beloved Marcus the fondest/ hopes? <text:s/>What expectation would have been deemed </text:span><text:span text:style-name="T2">rash</text:span><text:span text:style-name="T3"> inconsiderate, when/ predicated upon the religious and moral principles, which guided already/ that precocious lad? <text:s/>"A plant," say our Sages, "exhibits from/ its incipient stage, the effect which time will produce thereon."/ <text:s/>Alas! that a </text:span><text:span text:style-name="T2">puff</text:span><text:span text:style-name="T3"> gust of an adverse wind should have rooted out that/ tender plant! <text:s/>A few days, only a few days he that lies lifeless/ before us, was buoyant and vigorous. <text:s/>His father prided himself/ in the qualities he possessed. <text:s/>She that gave him birth, looked upon/ his countenance and rejoiced. <text:s/>But now....gloom overspreads/ their minds. <text:s/>Unutterable sorrow wrings their souls./ <text:s/>Weep ye bereaved ones, and let the tears of all these sympathising/</text:span></text:p>
      <text:p text:style-name="P6"><text:span text:style-name="T3"/></text:p>
      <text:p text:style-name="P6"><text:span text:style-name="T3">[Page 3]</text:span></text:p>
      <text:p text:style-name="P6"><text:span text:style-name="T3">friends blend with those that gush from your eyes. <text:s/>There is none/ but feels that your loss is very grievous. <text:s/>How I did pray/ that you might be spared it. <text:s/>But after all, I would be [?] to/ my charge, if I advised giving vent to uncontrollable sorrow;/ </text:span><text:span text:style-name="T2">to</text:span><text:span text:style-name="T3"> cherishing it long in your bosom. <text:s/>No, my duty and my own feelings/ dictate that I deliver to you the message of God "Among those that/ are nigh unto me, will I be sanctified." <text:s/>Show, my friends! by/ pious resignation to the will of your Maker, that you are worthy of being/ called his near and dear. <text:s/>To obey His ordinances, you have, I know,/ made sacrifices. <text:s/>He has now desired to put your faith to a still greater/ trial. <text:s/>Be equal to it. <text:s/>Reason with yourselves; consider that/ your child's existence was, as your own is, in the hand of the Omni-/-potent. <text:s/>He entrusted it to you, until it was ripe for heaven./ <text:s/>Let this be your comfort, that you did not blight its growth. <text:s/>That/ your endeavours had been directed to improve the faculties with which/ the Almighty had endowed your fondly loved Marcus. <text:s/>That you/ returned him to the Lord of all flesh in perfect innocence. <text:s/>Does not/ that reflection bring calm to your perturbed spirits? <text:s/>How many parents/ yearn for that feeling, but they cannot obtain it, because their children's/ deportment betray their improper training. <text:s/></text:span><text:span text:style-name="T2">Cheerfully,</text:span><text:span text:style-name="T3"> Gladly would/ they have </text:span><text:span text:style-name="T2">early</text:span><text:span text:style-name="T3"> surrendered at an early period what you have been asked to yeild[sic!]; for, then/ our offspring will stand as their accusers on the day of judgment./</text:span></text:p>
      <text:p text:style-name="P6"><text:span text:style-name="T3"/></text:p>
      <text:p text:style-name="P6"><text:span text:style-name="T3">[Page 4]</text:span></text:p>
      <text:p text:style-name="P6"><text:span text:style-name="T3">But apart from that assuaging thought, look around, that you/ may see and appreciate the blessings yet left for your enjoyment;/ dear children, </text:span><text:span text:style-name="T2">attached</text:span><text:span text:style-name="T3"> relatives to whom you are attached; and friends. <text:s/>True, your circle has/ been somewhat narrowed, but the chain of affection is drawn/ more closely together. <text:s/>You will henceforth cling faster/ to the survivors, and to further arch others' happiness will be/ your study and delight. <text:s/>The untimely loss you have sustained,/ may be the opening of a fountain of living-water at which many/ will slake their thirst and revive. <text:s/>For, it is after we </text:span><text:span text:style-name="T2">ha</text:span><text:span text:style-name="T3"> ourselves/ have suffered, that our sense of commiseration becomes keener, and we/ long to benefit the unfortunate</text:span><text:span text:style-name="T2">s</text:span><text:span text:style-name="T3">, and solace the afflicted./</text:span></text:p>
      <text:p text:style-name="P6"><text:span text:style-name="T3">Oh! may the sweet memory of the departed be the agency of so much/ good. <text:s/>The means by which you will acquire a name and a glory/ among the living; an exalted place amid the blessed, and the/ light of God's countenance everlastingly. <text:s/>For, that is the goal/ we all should strive to reach; when pillowed on the bosom/ of eternity, we shall contemplate with a spiritual/ eye Him that is the source of life, and </text:span><text:span text:style-name="T2">from</text:span><text:span text:style-name="T3"> by whose inspeakable[sic!]/ goodness they whom death has separated, will be reunited/ unto the end of tim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5T10:48:40.49</meta:creation-date>
    <meta:document-statistic meta:table-count="0" meta:image-count="0" meta:object-count="0" meta:page-count="3" meta:paragraph-count="71" meta:word-count="1138" meta:character-count="7027"/>
    <dc:date>2012-10-15T11:41:46.58</dc:date>
    <dc:creator>Penn Libraries</dc:creator>
    <meta:editing-duration>PT00H06M54S</meta:editing-duration>
    <meta:editing-cycles>1</meta:editing-cycles>
    <meta:generator>OpenOffice.org/3.2$Win32 OpenOffice.org_project/320m12$Build-9483</meta:generator>
  </office:meta>
</office:document-meta>
</file>